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number-columns-repeated="16373" table:default-cell-style-name="ce1"/>
        <table:table-row table:style-name="ro1">
          <table:table-cell office:value-type="string" table:style-name="ce2">
            <text:p>DEV</text:p>
          </table:table-cell>
          <table:table-cell office:value-type="string" table:style-name="ce2">
            <text:p>Voltage gain</text:p>
          </table:table-cell>
          <table:table-cell office:value-type="string" table:style-name="ce2">
            <text:p>100A avg in mV</text:p>
          </table:table-cell>
          <table:table-cell office:value-type="string" table:style-name="ce2">
            <text:p>V on 500u res in mV</text:p>
          </table:table-cell>
          <table:table-cell office:value-type="string" table:style-name="ce2">
            <text:p>Calculated current 100A</text:p>
          </table:table-cell>
          <table:table-cell office:value-type="string" table:style-name="ce2">
            <text:p>Gain 100A</text:p>
          </table:table-cell>
          <table:table-cell office:value-type="string" table:style-name="ce2">
            <text:p>10A avg in mV</text:p>
          </table:table-cell>
          <table:table-cell office:value-type="string" table:style-name="ce2">
            <text:p>V on 500u res in mV</text:p>
          </table:table-cell>
          <table:table-cell office:value-type="string" table:style-name="ce2">
            <text:p>Calculated current 10A</text:p>
          </table:table-cell>
          <table:table-cell office:value-type="string" table:style-name="ce2">
            <text:p>Gain 10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0442" table:style-name="ce2">
            <text:p>2.0442</text:p>
          </table:table-cell>
          <table:table-cell office:value-type="float" office:value="2336.48926086956" table:style-name="ce1">
            <text:p>2336.489261</text:p>
          </table:table-cell>
          <table:table-cell office:value-type="float" office:value="50.050750000000001" table:style-name="ce1">
            <text:p>50.05075</text:p>
          </table:table-cell>
          <table:table-cell office:value-type="float" office:value="100.1015" table:style-name="ce1">
            <text:p>100.1015</text:p>
          </table:table-cell>
          <table:table-cell office:value-type="float" office:value="4.2842696380613998E-2" table:style-name="ce2">
            <text:p>0.042842696</text:p>
          </table:table-cell>
          <table:table-cell office:value-type="float" office:value="2238.5151044776098" table:style-name="ce1">
            <text:p>2238.515104</text:p>
          </table:table-cell>
          <table:table-cell office:value-type="float" office:value="4.9909999999999997" table:style-name="ce1">
            <text:p>4.991</text:p>
          </table:table-cell>
          <table:table-cell office:value-type="float" office:value="9.9819999999999993" table:style-name="ce1">
            <text:p>9.982</text:p>
          </table:table-cell>
          <table:table-cell office:value-type="float" office:value="4.4592060067110599E-3" table:style-name="ce2">
            <text:p>0.004459206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0310999999999999" table:style-name="ce2">
            <text:p>2.0311</text:p>
          </table:table-cell>
          <table:table-cell office:value-type="float" office:value="2340.0140869565198" table:style-name="ce1">
            <text:p>2340.014087</text:p>
          </table:table-cell>
          <table:table-cell office:value-type="float" office:value="50.043750000000003" table:style-name="ce1">
            <text:p>50.04375</text:p>
          </table:table-cell>
          <table:table-cell office:value-type="float" office:value="100.08750000000001" table:style-name="ce1">
            <text:p>100.0875</text:p>
          </table:table-cell>
          <table:table-cell office:value-type="float" office:value="4.2772178406060901E-2" table:style-name="ce2">
            <text:p>0.042772178</text:p>
          </table:table-cell>
          <table:table-cell office:value-type="float" office:value="2174.8545882352901" table:style-name="ce1">
            <text:p>2174.854588</text:p>
          </table:table-cell>
          <table:table-cell office:value-type="float" office:value="4.9433333333333298" table:style-name="ce1">
            <text:p>4.943333333</text:p>
          </table:table-cell>
          <table:table-cell office:value-type="float" office:value="9.8866666666666703" table:style-name="ce1">
            <text:p>9.886666667</text:p>
          </table:table-cell>
          <table:table-cell office:value-type="float" office:value="4.5458977902007001E-3" table:style-name="ce2">
            <text:p>0.004545898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0344000000000002" table:style-name="ce2">
            <text:p>2.0344</text:p>
          </table:table-cell>
          <table:table-cell office:value-type="float" office:value="2340.5994999999998" table:style-name="ce3">
            <text:p>2340.5995</text:p>
          </table:table-cell>
          <table:table-cell office:value-type="float" office:value="49.858400000000003" table:style-name="ce1">
            <text:p>49.8584</text:p>
          </table:table-cell>
          <table:table-cell office:value-type="float" office:value="99.716800000000006" table:style-name="ce1">
            <text:p>99.7168</text:p>
          </table:table-cell>
          <table:table-cell office:value-type="float" office:value="4.26031023248531E-2" table:style-name="ce2">
            <text:p>0.042603102</text:p>
          </table:table-cell>
          <table:table-cell office:value-type="float" office:value="2173.1498999999999" table:style-name="ce3">
            <text:p>2173.1499</text:p>
          </table:table-cell>
          <table:table-cell office:value-type="float" office:value="4.8550000000000004" table:style-name="ce1">
            <text:p>4.855</text:p>
          </table:table-cell>
          <table:table-cell office:value-type="float" office:value="9.7100000000000009" table:style-name="ce1">
            <text:p>9.71</text:p>
          </table:table-cell>
          <table:table-cell office:value-type="float" office:value="4.4681685326907299E-3" table:style-name="ce2">
            <text:p>0.004468169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368300000000001" table:style-name="ce2">
            <text:p>2.03683</text:p>
          </table:table-cell>
          <table:table-cell office:value-type="float" office:value="2338.9629649122799" table:style-name="ce1">
            <text:p>2338.962965</text:p>
          </table:table-cell>
          <table:table-cell office:value-type="float" office:value="49.884" table:style-name="ce1">
            <text:p>49.884</text:p>
          </table:table-cell>
          <table:table-cell office:value-type="float" office:value="99.768000000000001" table:style-name="ce1">
            <text:p>99.768</text:p>
          </table:table-cell>
          <table:table-cell office:value-type="float" office:value="4.2654801079221698E-2" table:style-name="ce2">
            <text:p>0.042654801</text:p>
          </table:table-cell>
          <table:table-cell office:value-type="float" office:value="2321.8055348837202" table:style-name="ce1">
            <text:p>2321.805535</text:p>
          </table:table-cell>
          <table:table-cell office:value-type="float" office:value="5.0030000000000001" table:style-name="ce1">
            <text:p>5.003</text:p>
          </table:table-cell>
          <table:table-cell office:value-type="float" office:value="10.006" table:style-name="ce1">
            <text:p>10.006</text:p>
          </table:table-cell>
          <table:table-cell office:value-type="float" office:value="4.3095771155964198E-3" table:style-name="ce2">
            <text:p>0.004309577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0331999999999999" table:style-name="ce2">
            <text:p>2.0332</text:p>
          </table:table-cell>
          <table:table-cell office:value-type="float" office:value="2341.6122692307699" table:style-name="ce1">
            <text:p>2341.612269</text:p>
          </table:table-cell>
          <table:table-cell office:value-type="float" office:value="49.954749999999997" table:style-name="ce1">
            <text:p>49.95475</text:p>
          </table:table-cell>
          <table:table-cell office:value-type="float" office:value="99.909499999999994" table:style-name="ce1">
            <text:p>99.9095</text:p>
          </table:table-cell>
          <table:table-cell office:value-type="float" office:value="4.2666969810856298E-2" table:style-name="ce2">
            <text:p>0.04266697</text:p>
          </table:table-cell>
          <table:table-cell office:value-type="float" office:value="2218.6600540540499" table:style-name="ce1">
            <text:p>2218.660054</text:p>
          </table:table-cell>
          <table:table-cell office:value-type="float" office:value="4.96383333333333" table:style-name="ce1">
            <text:p>4.963833333</text:p>
          </table:table-cell>
          <table:table-cell office:value-type="float" office:value="9.9276666666666706" table:style-name="ce1">
            <text:p>9.927666667</text:p>
          </table:table-cell>
          <table:table-cell office:value-type="float" office:value="4.4746227113641396E-3" table:style-name="ce2">
            <text:p>0.004474623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0474000000000001" table:style-name="ce2">
            <text:p>2.0474</text:p>
          </table:table-cell>
          <table:table-cell office:value-type="float" office:value="2327.8036153846201" table:style-name="ce1">
            <text:p>2327.803615</text:p>
          </table:table-cell>
          <table:table-cell office:value-type="float" office:value="50.017000000000003" table:style-name="ce1">
            <text:p>50.017</text:p>
          </table:table-cell>
          <table:table-cell office:value-type="float" office:value="100.03400000000001" table:style-name="ce1">
            <text:p>100.034</text:p>
          </table:table-cell>
          <table:table-cell office:value-type="float" office:value="4.2973556419823603E-2" table:style-name="ce2">
            <text:p>0.042973556</text:p>
          </table:table-cell>
          <table:table-cell office:value-type="float" office:value="2159.6651785714298" table:style-name="ce1">
            <text:p>2159.665179</text:p>
          </table:table-cell>
          <table:table-cell office:value-type="float" office:value="4.9119999999999999" table:style-name="ce1">
            <text:p>4.912</text:p>
          </table:table-cell>
          <table:table-cell office:value-type="float" office:value="9.8239999999999998" table:style-name="ce1">
            <text:p>9.824</text:p>
          </table:table-cell>
          <table:table-cell office:value-type="float" office:value="4.5488532655318199E-3" table:style-name="ce2">
            <text:p>0.004548853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0450499999999998" table:style-name="ce2">
            <text:p>2.04505</text:p>
          </table:table-cell>
          <table:table-cell office:value-type="float" office:value="2330.7011379310402" table:style-name="ce1">
            <text:p>2330.701138</text:p>
          </table:table-cell>
          <table:table-cell office:value-type="float" office:value="50.078000000000003" table:style-name="ce1">
            <text:p>50.078</text:p>
          </table:table-cell>
          <table:table-cell office:value-type="float" office:value="100.15600000000001" table:style-name="ce1">
            <text:p>100.156</text:p>
          </table:table-cell>
          <table:table-cell office:value-type="float" office:value="4.2972476552231201E-2" table:style-name="ce2">
            <text:p>0.042972477</text:p>
          </table:table-cell>
          <table:table-cell office:value-type="float" office:value="2181.44765714286" table:style-name="ce1">
            <text:p>2181.447657</text:p>
          </table:table-cell>
          <table:table-cell office:value-type="float" office:value="5.0140000000000002" table:style-name="ce1">
            <text:p>5.014</text:p>
          </table:table-cell>
          <table:table-cell office:value-type="float" office:value="10.028" table:style-name="ce1">
            <text:p>10.028</text:p>
          </table:table-cell>
          <table:table-cell office:value-type="float" office:value="4.5969473377757497E-3" table:style-name="ce2">
            <text:p>0.004596947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0381499999999999" table:style-name="ce2">
            <text:p>2.03815</text:p>
          </table:table-cell>
          <table:table-cell office:value-type="float" office:value="2346.3067377049201" table:style-name="ce1">
            <text:p>2346.306738</text:p>
          </table:table-cell>
          <table:table-cell office:value-type="float" office:value="50.0015" table:style-name="ce1">
            <text:p>50.0015</text:p>
          </table:table-cell>
          <table:table-cell office:value-type="float" office:value="100.003" table:style-name="ce1">
            <text:p>100.003</text:p>
          </table:table-cell>
          <table:table-cell office:value-type="float" office:value="4.26214520006961E-2" table:style-name="ce2">
            <text:p>0.042621452</text:p>
          </table:table-cell>
          <table:table-cell office:value-type="float" office:value="2358.05027536232" table:style-name="ce1">
            <text:p>2358.050275</text:p>
          </table:table-cell>
          <table:table-cell office:value-type="float" office:value="5.0789999999999997" table:style-name="ce1">
            <text:p>5.079</text:p>
          </table:table-cell>
          <table:table-cell office:value-type="float" office:value="10.157999999999999" table:style-name="ce1">
            <text:p>10.158</text:p>
          </table:table-cell>
          <table:table-cell office:value-type="float" office:value="4.3077961933781104E-3" table:style-name="ce2">
            <text:p>0.004307796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0408200000000001" table:style-name="ce2">
            <text:p>2.04082</text:p>
          </table:table-cell>
          <table:table-cell office:value-type="float" office:value="2337.0578103448302" table:style-name="ce1">
            <text:p>2337.05781</text:p>
          </table:table-cell>
          <table:table-cell office:value-type="float" office:value="50.053249999999998" table:style-name="ce1">
            <text:p>50.05325</text:p>
          </table:table-cell>
          <table:table-cell office:value-type="float" office:value="100.1065" table:style-name="ce1">
            <text:p>100.1065</text:p>
          </table:table-cell>
          <table:table-cell office:value-type="float" office:value="4.2834413233975403E-2" table:style-name="ce2">
            <text:p>0.042834413</text:p>
          </table:table-cell>
          <table:table-cell office:value-type="float" office:value="2260.17682258065" table:style-name="ce1">
            <text:p>2260.176823</text:p>
          </table:table-cell>
          <table:table-cell office:value-type="float" office:value="5.1555" table:style-name="ce1">
            <text:p>5.1555</text:p>
          </table:table-cell>
          <table:table-cell office:value-type="float" office:value="10.311" table:style-name="ce1">
            <text:p>10.311</text:p>
          </table:table-cell>
          <table:table-cell office:value-type="float" office:value="4.5620324467476898E-3" table:style-name="ce2">
            <text:p>0.004562032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03715" table:style-name="ce2">
            <text:p>2.03715</text:p>
          </table:table-cell>
          <table:table-cell office:value-type="float" office:value="2334.0490842105301" table:style-name="ce1">
            <text:p>2334.049084</text:p>
          </table:table-cell>
          <table:table-cell office:value-type="float" office:value="49.988999999999997" table:style-name="ce1">
            <text:p>49.989</text:p>
          </table:table-cell>
          <table:table-cell office:value-type="float" office:value="99.977999999999994" table:style-name="ce1">
            <text:p>99.978</text:p>
          </table:table-cell>
          <table:table-cell office:value-type="float" office:value="4.2834574763802299E-2" table:style-name="ce2">
            <text:p>0.042834575</text:p>
          </table:table-cell>
          <table:table-cell office:value-type="float" office:value="2318.4779459459501" table:style-name="ce1">
            <text:p>2318.477946</text:p>
          </table:table-cell>
          <table:table-cell office:value-type="float" office:value="5.0071666666666701" table:style-name="ce1">
            <text:p>5.007166667</text:p>
          </table:table-cell>
          <table:table-cell office:value-type="float" office:value="10.014333333333299" table:style-name="ce1">
            <text:p>10.01433333</text:p>
          </table:table-cell>
          <table:table-cell office:value-type="float" office:value="4.3193567361053597E-3" table:style-name="ce2">
            <text:p>0.004319357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0503999999999998" table:style-name="ce2">
            <text:p>2.0504</text:p>
          </table:table-cell>
          <table:table-cell office:value-type="float" office:value="2329.5740181818201" table:style-name="ce1">
            <text:p>2329.574018</text:p>
          </table:table-cell>
          <table:table-cell office:value-type="float" office:value="50.356999999999999" table:style-name="ce1">
            <text:p>50.357</text:p>
          </table:table-cell>
          <table:table-cell office:value-type="float" office:value="100.714" table:style-name="ce1">
            <text:p>100.714</text:p>
          </table:table-cell>
          <table:table-cell office:value-type="float" office:value="4.3232796731912902E-2" table:style-name="ce2">
            <text:p>0.043232797</text:p>
          </table:table-cell>
          <table:table-cell office:value-type="float" office:value="2430.4999206349198" table:style-name="ce1">
            <text:p>2430.499921</text:p>
          </table:table-cell>
          <table:table-cell office:value-type="float" office:value="5.3109999999999999" table:style-name="ce1">
            <text:p>5.311</text:p>
          </table:table-cell>
          <table:table-cell office:value-type="float" office:value="10.622" table:style-name="ce1">
            <text:p>10.622</text:p>
          </table:table-cell>
          <table:table-cell office:value-type="float" office:value="4.3702943208593897E-3" table:style-name="ce2">
            <text:p>0.004370294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0377999999999998" table:style-name="ce2">
            <text:p>2.0378</text:p>
          </table:table-cell>
          <table:table-cell office:value-type="float" office:value="2335.9470526315799" table:style-name="ce1">
            <text:p>2335.947053</text:p>
          </table:table-cell>
          <table:table-cell office:value-type="float" office:value="50.000250000000001" table:style-name="ce1">
            <text:p>50.00025</text:p>
          </table:table-cell>
          <table:table-cell office:value-type="float" office:value="100.0005" table:style-name="ce1">
            <text:p>100.0005</text:p>
          </table:table-cell>
          <table:table-cell office:value-type="float" office:value="4.2809403529649202E-2" table:style-name="ce2">
            <text:p>0.042809404</text:p>
          </table:table-cell>
          <table:table-cell office:value-type="float" office:value="2373.7923717948702" table:style-name="ce1">
            <text:p>2373.792372</text:p>
          </table:table-cell>
          <table:table-cell office:value-type="float" office:value="5.1248333333333296" table:style-name="ce1">
            <text:p>5.124833333</text:p>
          </table:table-cell>
          <table:table-cell office:value-type="float" office:value="10.2496666666667" table:style-name="ce1">
            <text:p>10.24966667</text:p>
          </table:table-cell>
          <table:table-cell office:value-type="float" office:value="4.3178446390055103E-3" table:style-name="ce2">
            <text:p>0.004317845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0386000000000002" table:style-name="ce2">
            <text:p>2.0386</text:p>
          </table:table-cell>
          <table:table-cell office:value-type="float" office:value="2338.9676199999999" table:style-name="ce1">
            <text:p>2338.96762</text:p>
          </table:table-cell>
          <table:table-cell office:value-type="float" office:value="49.85125" table:style-name="ce1">
            <text:p>49.85125</text:p>
          </table:table-cell>
          <table:table-cell office:value-type="float" office:value="99.702500000000001" table:style-name="ce1">
            <text:p>99.7025</text:p>
          </table:table-cell>
          <table:table-cell office:value-type="float" office:value="4.2626712378344103E-2" table:style-name="ce2">
            <text:p>0.042626712</text:p>
          </table:table-cell>
          <table:table-cell office:value-type="float" office:value="2327.5904107142901" table:style-name="ce1">
            <text:p>2327.590411</text:p>
          </table:table-cell>
          <table:table-cell office:value-type="float" office:value="5.0244999999999997" table:style-name="ce1">
            <text:p>5.0245</text:p>
          </table:table-cell>
          <table:table-cell office:value-type="float" office:value="10.048999999999999" table:style-name="ce1">
            <text:p>10.049</text:p>
          </table:table-cell>
          <table:table-cell office:value-type="float" office:value="4.31734035066598E-3" table:style-name="ce2">
            <text:p>0.00431734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0358000000000001" table:style-name="ce2">
            <text:p>2.0358</text:p>
          </table:table-cell>
          <table:table-cell office:value-type="float" office:value="2331.4771384615401" table:style-name="ce1">
            <text:p>2331.477138</text:p>
          </table:table-cell>
          <table:table-cell office:value-type="float" office:value="49.837000000000003" table:style-name="ce1">
            <text:p>49.837</text:p>
          </table:table-cell>
          <table:table-cell office:value-type="float" office:value="99.674000000000007" table:style-name="ce1">
            <text:p>99.674</text:p>
          </table:table-cell>
          <table:table-cell office:value-type="float" office:value="4.2751437857019403E-2" table:style-name="ce2">
            <text:p>0.042751438</text:p>
          </table:table-cell>
          <table:table-cell office:value-type="float" office:value="2200.48454216867" table:style-name="ce1">
            <text:p>2200.484542</text:p>
          </table:table-cell>
          <table:table-cell office:value-type="float" office:value="4.9284999999999997" table:style-name="ce1">
            <text:p>4.9285</text:p>
          </table:table-cell>
          <table:table-cell office:value-type="float" office:value="9.8569999999999993" table:style-name="ce1">
            <text:p>9.857</text:p>
          </table:table-cell>
          <table:table-cell office:value-type="float" office:value="4.4794679585821997E-3" table:style-name="ce2">
            <text:p>0.004479468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0390999999999999" table:style-name="ce2">
            <text:p>2.0391</text:p>
          </table:table-cell>
          <table:table-cell office:value-type="float" office:value="2347.25189" table:style-name="ce1">
            <text:p>2347.25189</text:p>
          </table:table-cell>
          <table:table-cell office:value-type="float" office:value="49.875250000000001" table:style-name="ce1">
            <text:p>49.87525</text:p>
          </table:table-cell>
          <table:table-cell office:value-type="float" office:value="99.750500000000002" table:style-name="ce1">
            <text:p>99.7505</text:p>
          </table:table-cell>
          <table:table-cell office:value-type="float" office:value="4.249671729948E-2" table:style-name="ce2">
            <text:p>0.042496717</text:p>
          </table:table-cell>
          <table:table-cell office:value-type="float" office:value="2280.2996736842101" table:style-name="ce1">
            <text:p>2280.299674</text:p>
          </table:table-cell>
          <table:table-cell office:value-type="float" office:value="4.8736666666666704" table:style-name="ce1">
            <text:p>4.873666667</text:p>
          </table:table-cell>
          <table:table-cell office:value-type="float" office:value="9.7473333333333301" table:style-name="ce1">
            <text:p>9.747333333</text:p>
          </table:table-cell>
          <table:table-cell office:value-type="float" office:value="4.2745843653018102E-3" table:style-name="ce2">
            <text:p>0.004274584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03925" table:style-name="ce2">
            <text:p>2.03925</text:p>
          </table:table-cell>
          <table:table-cell office:value-type="float" office:value="2308.80177192982" table:style-name="ce1">
            <text:p>2308.801772</text:p>
          </table:table-cell>
          <table:table-cell office:value-type="float" office:value="49.896999999999998" table:style-name="ce1">
            <text:p>49.897</text:p>
          </table:table-cell>
          <table:table-cell office:value-type="float" office:value="99.793999999999997" table:style-name="ce1">
            <text:p>99.794</text:p>
          </table:table-cell>
          <table:table-cell office:value-type="float" office:value="4.3223286300835898E-2" table:style-name="ce2">
            <text:p>0.043223286</text:p>
          </table:table-cell>
          <table:table-cell office:value-type="float" office:value="2169.7345967741899" table:style-name="ce1">
            <text:p>2169.734597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9.85" table:style-name="ce1">
            <text:p>9.85</text:p>
          </table:table-cell>
          <table:table-cell office:value-type="float" office:value="4.5397257409474298E-3" table:style-name="ce2">
            <text:p>0.004539726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325000000000002" table:style-name="ce2">
            <text:p>2.0325</text:p>
          </table:table-cell>
          <table:table-cell office:value-type="float" office:value="2347.1145135135098" table:style-name="ce1">
            <text:p>2347.114514</text:p>
          </table:table-cell>
          <table:table-cell office:value-type="float" office:value="49.91075" table:style-name="ce1">
            <text:p>49.91075</text:p>
          </table:table-cell>
          <table:table-cell office:value-type="float" office:value="99.8215" table:style-name="ce1">
            <text:p>99.8215</text:p>
          </table:table-cell>
          <table:table-cell office:value-type="float" office:value="4.2529454538872101E-2" table:style-name="ce2">
            <text:p>0.042529455</text:p>
          </table:table-cell>
          <table:table-cell office:value-type="float" office:value="1867.6753000000001" table:style-name="ce1">
            <text:p>1867.6753</text:p>
          </table:table-cell>
          <table:table-cell office:value-type="float" office:value="4.0202" table:style-name="ce1">
            <text:p>4.0202</text:p>
          </table:table-cell>
          <table:table-cell office:value-type="float" office:value="8.0404" table:style-name="ce1">
            <text:p>8.0404</text:p>
          </table:table-cell>
          <table:table-cell office:value-type="float" office:value="4.3050309655002696E-3" table:style-name="ce2">
            <text:p>0.00430503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0381999999999998" table:style-name="ce2">
            <text:p>2.0382</text:p>
          </table:table-cell>
          <table:table-cell office:value-type="float" office:value="2341.3089069767402" table:style-name="ce1">
            <text:p>2341.308907</text:p>
          </table:table-cell>
          <table:table-cell office:value-type="float" office:value="49.926000000000002" table:style-name="ce1">
            <text:p>49.926</text:p>
          </table:table-cell>
          <table:table-cell office:value-type="float" office:value="99.852000000000004" table:style-name="ce1">
            <text:p>99.852</text:p>
          </table:table-cell>
          <table:table-cell office:value-type="float" office:value="4.2647939237089198E-2" table:style-name="ce2">
            <text:p>0.042647939</text:p>
          </table:table-cell>
          <table:table-cell office:value-type="float" office:value="2129.4116712328801" table:style-name="ce1">
            <text:p>2129.411671</text:p>
          </table:table-cell>
          <table:table-cell office:value-type="float" office:value="4.8230000000000004" table:style-name="ce1">
            <text:p>4.823</text:p>
          </table:table-cell>
          <table:table-cell office:value-type="float" office:value="9.6460000000000008" table:style-name="ce1">
            <text:p>9.646</text:p>
          </table:table-cell>
          <table:table-cell office:value-type="float" office:value="4.5298897016072103E-3" table:style-name="ce2">
            <text:p>0.00452989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0297000000000001" table:style-name="ce2">
            <text:p>2.0297</text:p>
          </table:table-cell>
          <table:table-cell office:value-type="float" office:value="2347.4167931034499" table:style-name="ce1">
            <text:p>2347.416793</text:p>
          </table:table-cell>
          <table:table-cell office:value-type="float" office:value="50.078749999999999" table:style-name="ce1">
            <text:p>50.07875</text:p>
          </table:table-cell>
          <table:table-cell office:value-type="float" office:value="100.1575" table:style-name="ce1">
            <text:p>100.1575</text:p>
          </table:table-cell>
          <table:table-cell office:value-type="float" office:value="4.2667114035418001E-2" table:style-name="ce2">
            <text:p>0.042667114</text:p>
          </table:table-cell>
          <table:table-cell office:value-type="float" office:value="2365.2116865671601" table:style-name="ce1">
            <text:p>2365.211687</text:p>
          </table:table-cell>
          <table:table-cell office:value-type="float" office:value="5.0806666666666702" table:style-name="ce1">
            <text:p>5.080666667</text:p>
          </table:table-cell>
          <table:table-cell office:value-type="float" office:value="10.1613333333333" table:style-name="ce1">
            <text:p>10.16133333</text:p>
          </table:table-cell>
          <table:table-cell office:value-type="float" office:value="4.2961623228241997E-3" table:style-name="ce2">
            <text:p>0.004296162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0321500000000001" table:style-name="ce2">
            <text:p>2.03215</text:p>
          </table:table-cell>
          <table:table-cell office:value-type="float" office:value="2343.1826718749999" table:style-name="ce1">
            <text:p>2343.182672</text:p>
          </table:table-cell>
          <table:table-cell office:value-type="float" office:value="49.740499999999997" table:style-name="ce1">
            <text:p>49.7405</text:p>
          </table:table-cell>
          <table:table-cell office:value-type="float" office:value="99.480999999999995" table:style-name="ce1">
            <text:p>99.481</text:p>
          </table:table-cell>
          <table:table-cell office:value-type="float" office:value="4.2455503445830801E-2" table:style-name="ce2">
            <text:p>0.042455503</text:p>
          </table:table-cell>
          <table:table-cell office:value-type="float" office:value="2210.2334415584401" table:style-name="ce1">
            <text:p>2210.233442</text:p>
          </table:table-cell>
          <table:table-cell office:value-type="float" office:value="4.7151666666666703" table:style-name="ce1">
            <text:p>4.715166667</text:p>
          </table:table-cell>
          <table:table-cell office:value-type="float" office:value="9.4303333333333406" table:style-name="ce1">
            <text:p>9.430333333</text:p>
          </table:table-cell>
          <table:table-cell office:value-type="float" office:value="4.2666684685957797E-3" table:style-name="ce2">
            <text:p>0.004266668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0488" table:style-name="ce2">
            <text:p>2.0488</text:p>
          </table:table-cell>
          <table:table-cell office:value-type="float" office:value="2302.0673376623399" table:style-name="ce1">
            <text:p>2302.067338</text:p>
          </table:table-cell>
          <table:table-cell office:value-type="float" office:value="50.113999999999997" table:style-name="ce1">
            <text:p>50.114</text:p>
          </table:table-cell>
          <table:table-cell office:value-type="float" office:value="100.22799999999999" table:style-name="ce1">
            <text:p>100.228</text:p>
          </table:table-cell>
          <table:table-cell office:value-type="float" office:value="4.3538257269997098E-2" table:style-name="ce2">
            <text:p>0.043538257</text:p>
          </table:table-cell>
          <table:table-cell office:value-type="float" office:value="2179.7465000000002" table:style-name="ce1">
            <text:p>2179.7465</text:p>
          </table:table-cell>
          <table:table-cell office:value-type="float" office:value="4.95" table:style-name="ce1">
            <text:p>4.95</text:p>
          </table:table-cell>
          <table:table-cell office:value-type="float" office:value="9.9" table:style-name="ce1">
            <text:p>9.9</text:p>
          </table:table-cell>
          <table:table-cell office:value-type="float" office:value="4.5418125456331698E-3" table:style-name="ce2">
            <text:p>0.004541813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0324" table:style-name="ce2">
            <text:p>2.0324</text:p>
          </table:table-cell>
          <table:table-cell office:value-type="float" office:value="2341.06385135135" table:style-name="ce1">
            <text:p>2341.063851</text:p>
          </table:table-cell>
          <table:table-cell office:value-type="float" office:value="49.896999999999998" table:style-name="ce1">
            <text:p>49.897</text:p>
          </table:table-cell>
          <table:table-cell office:value-type="float" office:value="99.793999999999997" table:style-name="ce1">
            <text:p>99.794</text:p>
          </table:table-cell>
          <table:table-cell office:value-type="float" office:value="4.2627628435847699E-2" table:style-name="ce2">
            <text:p>0.042627628</text:p>
          </table:table-cell>
          <table:table-cell office:value-type="float" office:value="2301.39125423729" table:style-name="ce1">
            <text:p>2301.391254</text:p>
          </table:table-cell>
          <table:table-cell office:value-type="float" office:value="4.9569999999999999" table:style-name="ce1">
            <text:p>4.957</text:p>
          </table:table-cell>
          <table:table-cell office:value-type="float" office:value="9.9139999999999997" table:style-name="ce1">
            <text:p>9.914</text:p>
          </table:table-cell>
          <table:table-cell office:value-type="float" office:value="4.3078290063658202E-3" table:style-name="ce2">
            <text:p>0.004307829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0497999999999998" table:style-name="ce2">
            <text:p>2.0498</text:p>
          </table:table-cell>
          <table:table-cell office:value-type="float" office:value="2322.2366923076902" table:style-name="ce1">
            <text:p>2322.236692</text:p>
          </table:table-cell>
          <table:table-cell office:value-type="float" office:value="50.043750000000003" table:style-name="ce1">
            <text:p>50.04375</text:p>
          </table:table-cell>
          <table:table-cell office:value-type="float" office:value="100.08750000000001" table:style-name="ce1">
            <text:p>100.0875</text:p>
          </table:table-cell>
          <table:table-cell office:value-type="float" office:value="4.3099611823177002E-2" table:style-name="ce2">
            <text:p>0.043099612</text:p>
          </table:table-cell>
          <table:table-cell office:value-type="float" office:value="2310.6231969697001" table:style-name="ce1">
            <text:p>2310.623197</text:p>
          </table:table-cell>
          <table:table-cell office:value-type="float" office:value="5.0061666666666698" table:style-name="ce1">
            <text:p>5.006166667</text:p>
          </table:table-cell>
          <table:table-cell office:value-type="float" office:value="10.0123333333333" table:style-name="ce1">
            <text:p>10.01233333</text:p>
          </table:table-cell>
          <table:table-cell office:value-type="float" office:value="4.3331744208506898E-3" table:style-name="ce2">
            <text:p>0.004333174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0407000000000002" table:style-name="ce2">
            <text:p>2.0407</text:p>
          </table:table-cell>
          <table:table-cell office:value-type="float" office:value="2328.3595238095199" table:style-name="ce1">
            <text:p>2328.359524</text:p>
          </table:table-cell>
          <table:table-cell office:value-type="float" office:value="49.951500000000003" table:style-name="ce1">
            <text:p>49.9515</text:p>
          </table:table-cell>
          <table:table-cell office:value-type="float" office:value="99.903000000000006" table:style-name="ce1">
            <text:p>99.903</text:p>
          </table:table-cell>
          <table:table-cell office:value-type="float" office:value="4.2907033462145298E-2" table:style-name="ce2">
            <text:p>0.042907033</text:p>
          </table:table-cell>
          <table:table-cell office:value-type="float" office:value="2317.7639838709702" table:style-name="ce1">
            <text:p>2317.763984</text:p>
          </table:table-cell>
          <table:table-cell office:value-type="float" office:value="5.0015999999999998" table:style-name="ce1">
            <text:p>5.0016</text:p>
          </table:table-cell>
          <table:table-cell office:value-type="float" office:value="10.0032" table:style-name="ce1">
            <text:p>10.0032</text:p>
          </table:table-cell>
          <table:table-cell office:value-type="float" office:value="4.3158837869649502E-3" table:style-name="ce2">
            <text:p>0.004315884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.0446499999999999" table:style-name="ce2">
            <text:p>2.04465</text:p>
          </table:table-cell>
          <table:table-cell office:value-type="float" office:value="2347.7130699999998" table:style-name="ce1">
            <text:p>2347.71307</text:p>
          </table:table-cell>
          <table:table-cell office:value-type="float" office:value="50.209249999999997" table:style-name="ce1">
            <text:p>50.20925</text:p>
          </table:table-cell>
          <table:table-cell office:value-type="float" office:value="100.41849999999999" table:style-name="ce1">
            <text:p>100.4185</text:p>
          </table:table-cell>
          <table:table-cell office:value-type="float" office:value="4.2772901545417498E-2" table:style-name="ce2">
            <text:p>0.042772902</text:p>
          </table:table-cell>
          <table:table-cell office:value-type="float" office:value="2325.0529026548702" table:style-name="ce1">
            <text:p>2325.052903</text:p>
          </table:table-cell>
          <table:table-cell office:value-type="float" office:value="5.07" table:style-name="ce1">
            <text:p>5.07</text:p>
          </table:table-cell>
          <table:table-cell office:value-type="float" office:value="10.14" table:style-name="ce1">
            <text:p>10.14</text:p>
          </table:table-cell>
          <table:table-cell office:value-type="float" office:value="4.3611910887797999E-3" table:style-name="ce2">
            <text:p>0.004361191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0427" table:style-name="ce2">
            <text:p>2.0427</text:p>
          </table:table-cell>
          <table:table-cell office:value-type="float" office:value="2307.1129466666698" table:style-name="ce1">
            <text:p>2307.112947</text:p>
          </table:table-cell>
          <table:table-cell office:value-type="float" office:value="49.503999999999998" table:style-name="ce1">
            <text:p>49.504</text:p>
          </table:table-cell>
          <table:table-cell office:value-type="float" office:value="99.007999999999996" table:style-name="ce1">
            <text:p>99.008</text:p>
          </table:table-cell>
          <table:table-cell office:value-type="float" office:value="4.2914240563318502E-2" table:style-name="ce2">
            <text:p>0.042914241</text:p>
          </table:table-cell>
          <table:table-cell office:value-type="float" office:value="2069.1263707865201" table:style-name="ce1">
            <text:p>2069.126371</text:p>
          </table:table-cell>
          <table:table-cell office:value-type="float" office:value="4.7421666666666704" table:style-name="ce1">
            <text:p>4.742166667</text:p>
          </table:table-cell>
          <table:table-cell office:value-type="float" office:value="9.4843333333333302" table:style-name="ce1">
            <text:p>9.484333333</text:p>
          </table:table-cell>
          <table:table-cell office:value-type="float" office:value="4.5837380776932203E-3" table:style-name="ce2">
            <text:p>0.004583738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0402" table:style-name="ce2">
            <text:p>2.0402</text:p>
          </table:table-cell>
          <table:table-cell office:value-type="float" office:value="2337.4593333333301" table:style-name="ce1">
            <text:p>2337.459333</text:p>
          </table:table-cell>
          <table:table-cell office:value-type="float" office:value="50.018999999999998" table:style-name="ce1">
            <text:p>50.019</text:p>
          </table:table-cell>
          <table:table-cell office:value-type="float" office:value="100.038" table:style-name="ce1">
            <text:p>100.038</text:p>
          </table:table-cell>
          <table:table-cell office:value-type="float" office:value="4.2797749921638602E-2" table:style-name="ce2">
            <text:p>0.04279775</text:p>
          </table:table-cell>
          <table:table-cell office:value-type="float" office:value="2213.9536985294098" table:style-name="ce1">
            <text:p>2213.953699</text:p>
          </table:table-cell>
          <table:table-cell office:value-type="float" office:value="5.0107999999999997" table:style-name="ce1">
            <text:p>5.0108</text:p>
          </table:table-cell>
          <table:table-cell office:value-type="float" office:value="10.021599999999999" table:style-name="ce1">
            <text:p>10.0216</text:p>
          </table:table-cell>
          <table:table-cell office:value-type="float" office:value="4.52656259553066E-3" table:style-name="ce2">
            <text:p>0.004526563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0366499999999998" table:style-name="ce2">
            <text:p>2.03665</text:p>
          </table:table-cell>
          <table:table-cell office:value-type="float" office:value="2344.7153116883101" table:style-name="ce1">
            <text:p>2344.715312</text:p>
          </table:table-cell>
          <table:table-cell office:value-type="float" office:value="50.02225" table:style-name="ce1">
            <text:p>50.02225</text:p>
          </table:table-cell>
          <table:table-cell office:value-type="float" office:value="100.0445" table:style-name="ce1">
            <text:p>100.0445</text:p>
          </table:table-cell>
          <table:table-cell office:value-type="float" office:value="4.2668079788314703E-2" table:style-name="ce2">
            <text:p>0.04266808</text:p>
          </table:table-cell>
          <table:table-cell office:value-type="float" office:value="2171.7095970149298" table:style-name="ce1">
            <text:p>2171.709597</text:p>
          </table:table-cell>
          <table:table-cell office:value-type="float" office:value="4.9083333333333297" table:style-name="ce1">
            <text:p>4.908333333</text:p>
          </table:table-cell>
          <table:table-cell office:value-type="float" office:value="9.81666666666667" table:style-name="ce1">
            <text:p>9.816666667</text:p>
          </table:table-cell>
          <table:table-cell office:value-type="float" office:value="4.5202483242510602E-3" table:style-name="ce2">
            <text:p>0.004520248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0439500000000002" table:style-name="ce2">
            <text:p>2.04395</text:p>
          </table:table-cell>
          <table:table-cell office:value-type="float" office:value="2293.5835737704901" table:style-name="ce1">
            <text:p>2293.583574</text:p>
          </table:table-cell>
          <table:table-cell office:value-type="float" office:value="50.274000000000001" table:style-name="ce1">
            <text:p>50.274</text:p>
          </table:table-cell>
          <table:table-cell office:value-type="float" office:value="100.548" table:style-name="ce1">
            <text:p>100.548</text:p>
          </table:table-cell>
          <table:table-cell office:value-type="float" office:value="4.3838821113767398E-2" table:style-name="ce2">
            <text:p>0.043838821</text:p>
          </table:table-cell>
          <table:table-cell office:value-type="float" office:value="2193.7640869565198" table:style-name="ce1">
            <text:p>2193.764087</text:p>
          </table:table-cell>
          <table:table-cell office:value-type="float" office:value="5.0051666666666703" table:style-name="ce1">
            <text:p>5.005166667</text:p>
          </table:table-cell>
          <table:table-cell office:value-type="float" office:value="10.0103333333333" table:style-name="ce1">
            <text:p>10.01033333</text:p>
          </table:table-cell>
          <table:table-cell office:value-type="float" office:value="4.5630856083622899E-3" table:style-name="ce2">
            <text:p>0.004563086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0387499999999998" table:style-name="ce2">
            <text:p>2.03875</text:p>
          </table:table-cell>
          <table:table-cell office:value-type="float" office:value="2339.8499402985099" table:style-name="ce1">
            <text:p>2339.84994</text:p>
          </table:table-cell>
          <table:table-cell office:value-type="float" office:value="50.017249999999997" table:style-name="ce1">
            <text:p>50.01725</text:p>
          </table:table-cell>
          <table:table-cell office:value-type="float" office:value="100.03449999999999" table:style-name="ce1">
            <text:p>100.0345</text:p>
          </table:table-cell>
          <table:table-cell office:value-type="float" office:value="4.2752527962215403E-2" table:style-name="ce2">
            <text:p>0.042752528</text:p>
          </table:table-cell>
          <table:table-cell office:value-type="float" office:value="2261.74798113207" table:style-name="ce1">
            <text:p>2261.747981</text:p>
          </table:table-cell>
          <table:table-cell office:value-type="float" office:value="5.0955000000000004" table:style-name="ce1">
            <text:p>5.0955</text:p>
          </table:table-cell>
          <table:table-cell office:value-type="float" office:value="10.191000000000001" table:style-name="ce1">
            <text:p>10.191</text:p>
          </table:table-cell>
          <table:table-cell office:value-type="float" office:value="4.5058070505711598E-3" table:style-name="ce2">
            <text:p>0.004505807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0364" table:style-name="ce2">
            <text:p>2.0364</text:p>
          </table:table-cell>
          <table:table-cell office:value-type="float" office:value="2328.73673333333" table:style-name="ce1">
            <text:p>2328.736733</text:p>
          </table:table-cell>
          <table:table-cell office:value-type="float" office:value="50.007249999999999" table:style-name="ce1">
            <text:p>50.00725</text:p>
          </table:table-cell>
          <table:table-cell office:value-type="float" office:value="100.0145" table:style-name="ce1">
            <text:p>100.0145</text:p>
          </table:table-cell>
          <table:table-cell office:value-type="float" office:value="4.2947963403677701E-2" table:style-name="ce2">
            <text:p>0.042947963</text:p>
          </table:table-cell>
          <table:table-cell office:value-type="float" office:value="2568.5245764705901" table:style-name="ce1">
            <text:p>2568.524576</text:p>
          </table:table-cell>
          <table:table-cell office:value-type="float" office:value="5.0638333333333296" table:style-name="ce1">
            <text:p>5.063833333</text:p>
          </table:table-cell>
          <table:table-cell office:value-type="float" office:value="10.1276666666667" table:style-name="ce1">
            <text:p>10.12766667</text:p>
          </table:table-cell>
          <table:table-cell office:value-type="float" office:value="3.9429899793223299E-3" table:style-name="ce2">
            <text:p>0.00394299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.0350000000000001" table:style-name="ce2">
            <text:p>2.035</text:p>
          </table:table-cell>
          <table:table-cell office:value-type="float" office:value="2341.0483399999998" table:style-name="ce1">
            <text:p>2341.04834</text:p>
          </table:table-cell>
          <table:table-cell office:value-type="float" office:value="50.095500000000001" table:style-name="ce1">
            <text:p>50.0955</text:p>
          </table:table-cell>
          <table:table-cell office:value-type="float" office:value="100.191" table:style-name="ce1">
            <text:p>100.191</text:p>
          </table:table-cell>
          <table:table-cell office:value-type="float" office:value="4.2797493024001397E-2" table:style-name="ce2">
            <text:p>0.042797493</text:p>
          </table:table-cell>
          <table:table-cell office:value-type="float" office:value="2317.6694349999998" table:style-name="ce1">
            <text:p>2317.669435</text:p>
          </table:table-cell>
          <table:table-cell office:value-type="float" office:value="5.0021666666666702" table:style-name="ce1">
            <text:p>5.002166667</text:p>
          </table:table-cell>
          <table:table-cell office:value-type="float" office:value="10.0043333333333" table:style-name="ce1">
            <text:p>10.00433333</text:p>
          </table:table-cell>
          <table:table-cell office:value-type="float" office:value="4.3165488495702301E-3" table:style-name="ce2">
            <text:p>0.004316549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.0452499999999998" table:style-name="ce2">
            <text:p>2.04525</text:p>
          </table:table-cell>
          <table:table-cell office:value-type="float" office:value="2336.6013366336601" table:style-name="ce1">
            <text:p>2336.601337</text:p>
          </table:table-cell>
          <table:table-cell office:value-type="float" office:value="50.054250000000003" table:style-name="ce1">
            <text:p>50.05425</text:p>
          </table:table-cell>
          <table:table-cell office:value-type="float" office:value="100.10850000000001" table:style-name="ce1">
            <text:p>100.1085</text:p>
          </table:table-cell>
          <table:table-cell office:value-type="float" office:value="4.2843637222353903E-2" table:style-name="ce2">
            <text:p>0.042843637</text:p>
          </table:table-cell>
          <table:table-cell office:value-type="float" office:value="2312.7929545454599" table:style-name="ce1">
            <text:p>2312.792955</text:p>
          </table:table-cell>
          <table:table-cell office:value-type="float" office:value="5.0141666666666698" table:style-name="ce1">
            <text:p>5.014166667</text:p>
          </table:table-cell>
          <table:table-cell office:value-type="float" office:value="10.0283333333333" table:style-name="ce1">
            <text:p>10.02833333</text:p>
          </table:table-cell>
          <table:table-cell office:value-type="float" office:value="4.3360272754308198E-3" table:style-name="ce2">
            <text:p>0.004336027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0441500000000001" table:style-name="ce2">
            <text:p>2.04415</text:p>
          </table:table-cell>
          <table:table-cell office:value-type="float" office:value="2315.5355471698099" table:style-name="ce1">
            <text:p>2315.535547</text:p>
          </table:table-cell>
          <table:table-cell office:value-type="float" office:value="50.1963333333333" table:style-name="ce1">
            <text:p>50.19633333</text:p>
          </table:table-cell>
          <table:table-cell office:value-type="float" office:value="100.392666666667" table:style-name="ce1">
            <text:p>100.3926667</text:p>
          </table:table-cell>
          <table:table-cell office:value-type="float" office:value="4.3356132791557797E-2" table:style-name="ce2">
            <text:p>0.043356133</text:p>
          </table:table-cell>
          <table:table-cell office:value-type="float" office:value="2390.3535428571399" table:style-name="ce1">
            <text:p>2390.353543</text:p>
          </table:table-cell>
          <table:table-cell office:value-type="float" office:value="5.1379999999999999" table:style-name="ce1">
            <text:p>5.138</text:p>
          </table:table-cell>
          <table:table-cell office:value-type="float" office:value="10.276" table:style-name="ce1">
            <text:p>10.276</text:p>
          </table:table-cell>
          <table:table-cell office:value-type="float" office:value="4.29894566463056E-3" table:style-name="ce2">
            <text:p>0.004298946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0352000000000001" table:style-name="ce2">
            <text:p>2.0352</text:p>
          </table:table-cell>
          <table:table-cell office:value-type="float" office:value="2354.5605609756099" table:style-name="ce1">
            <text:p>2354.560561</text:p>
          </table:table-cell>
          <table:table-cell office:value-type="float" office:value="49.966999999999999" table:style-name="ce1">
            <text:p>49.967</text:p>
          </table:table-cell>
          <table:table-cell office:value-type="float" office:value="99.933999999999997" table:style-name="ce1">
            <text:p>99.934</text:p>
          </table:table-cell>
          <table:table-cell office:value-type="float" office:value="4.2442739276407702E-2" table:style-name="ce2">
            <text:p>0.042442739</text:p>
          </table:table-cell>
          <table:table-cell office:value-type="float" office:value="2268.0099565217402" table:style-name="ce1">
            <text:p>2268.009957</text:p>
          </table:table-cell>
          <table:table-cell office:value-type="float" office:value="4.8993333333333302" table:style-name="ce1">
            <text:p>4.899333333</text:p>
          </table:table-cell>
          <table:table-cell office:value-type="float" office:value="9.7986666666666693" table:style-name="ce1">
            <text:p>9.798666667</text:p>
          </table:table-cell>
          <table:table-cell office:value-type="float" office:value="4.3203807983691897E-3" table:style-name="ce2">
            <text:p>0.00432038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0350000000000001" table:style-name="ce2">
            <text:p>2.035</text:p>
          </table:table-cell>
          <table:table-cell office:value-type="float" office:value="2353.1010000000001" table:style-name="ce1">
            <text:p>2353.101</text:p>
          </table:table-cell>
          <table:table-cell office:value-type="float" office:value="50.124250000000004" table:style-name="ce1">
            <text:p>50.12425</text:p>
          </table:table-cell>
          <table:table-cell office:value-type="float" office:value="100.24850000000001" table:style-name="ce1">
            <text:p>100.2485</text:p>
          </table:table-cell>
          <table:table-cell office:value-type="float" office:value="4.2602718710331597E-2" table:style-name="ce2">
            <text:p>0.042602719</text:p>
          </table:table-cell>
          <table:table-cell office:value-type="float" office:value="2234.6508648648701" table:style-name="ce1">
            <text:p>2234.650865</text:p>
          </table:table-cell>
          <table:table-cell office:value-type="float" office:value="4.8056666666666699" table:style-name="ce1">
            <text:p>4.805666667</text:p>
          </table:table-cell>
          <table:table-cell office:value-type="float" office:value="9.6113333333333308" table:style-name="ce1">
            <text:p>9.611333333</text:p>
          </table:table-cell>
          <table:table-cell office:value-type="float" office:value="4.3010447334082998E-3" table:style-name="ce2">
            <text:p>0.004301045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0454500000000002" table:style-name="ce2">
            <text:p>2.04545</text:p>
          </table:table-cell>
          <table:table-cell office:value-type="float" office:value="2331.7978181818198" table:style-name="ce1">
            <text:p>2331.797818</text:p>
          </table:table-cell>
          <table:table-cell office:value-type="float" office:value="49.864750000000001" table:style-name="ce1">
            <text:p>49.86475</text:p>
          </table:table-cell>
          <table:table-cell office:value-type="float" office:value="99.729500000000002" table:style-name="ce1">
            <text:p>99.7295</text:p>
          </table:table-cell>
          <table:table-cell office:value-type="float" office:value="4.2769359857177697E-2" table:style-name="ce2">
            <text:p>0.04276936</text:p>
          </table:table-cell>
          <table:table-cell office:value-type="float" office:value="2299.9655384615398" table:style-name="ce1">
            <text:p>2299.965538</text:p>
          </table:table-cell>
          <table:table-cell office:value-type="float" office:value="4.9720000000000004" table:style-name="ce1">
            <text:p>4.972</text:p>
          </table:table-cell>
          <table:table-cell office:value-type="float" office:value="9.9440000000000008" table:style-name="ce1">
            <text:p>9.944</text:p>
          </table:table-cell>
          <table:table-cell office:value-type="float" office:value="4.32354304171514E-3" table:style-name="ce2">
            <text:p>0.004323543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0463499999999999" table:style-name="ce2">
            <text:p>2.04635</text:p>
          </table:table-cell>
          <table:table-cell office:value-type="float" office:value="2347.61876190476" table:style-name="ce1">
            <text:p>2347.618762</text:p>
          </table:table-cell>
          <table:table-cell office:value-type="float" office:value="50.282499999999999" table:style-name="ce1">
            <text:p>50.2825</text:p>
          </table:table-cell>
          <table:table-cell office:value-type="float" office:value="100.565" table:style-name="ce1">
            <text:p>100.565</text:p>
          </table:table-cell>
          <table:table-cell office:value-type="float" office:value="4.2837023469008903E-2" table:style-name="ce2">
            <text:p>0.042837023</text:p>
          </table:table-cell>
          <table:table-cell office:value-type="float" office:value="2454.4976744186001" table:style-name="ce1">
            <text:p>2454.497674</text:p>
          </table:table-cell>
          <table:table-cell office:value-type="float" office:value="5.3128000000000002" table:style-name="ce1">
            <text:p>5.3128</text:p>
          </table:table-cell>
          <table:table-cell office:value-type="float" office:value="10.6256" table:style-name="ce1">
            <text:p>10.6256</text:p>
          </table:table-cell>
          <table:table-cell office:value-type="float" office:value="4.3290324169962301E-3" table:style-name="ce2">
            <text:p>0.004329032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0401500000000001" table:style-name="ce2">
            <text:p>2.04015</text:p>
          </table:table-cell>
          <table:table-cell office:value-type="float" office:value="2329.2251000000001" table:style-name="ce1">
            <text:p>2329.2251</text:p>
          </table:table-cell>
          <table:table-cell office:value-type="float" office:value="49.885750000000002" table:style-name="ce1">
            <text:p>49.88575</text:p>
          </table:table-cell>
          <table:table-cell office:value-type="float" office:value="99.771500000000003" table:style-name="ce1">
            <text:p>99.7715</text:p>
          </table:table-cell>
          <table:table-cell office:value-type="float" office:value="4.2834631998427297E-2" table:style-name="ce2">
            <text:p>0.042834632</text:p>
          </table:table-cell>
          <table:table-cell office:value-type="float" office:value="2344.0959729729698" table:style-name="ce1">
            <text:p>2344.095973</text:p>
          </table:table-cell>
          <table:table-cell office:value-type="float" office:value="5.0564999999999998" table:style-name="ce1">
            <text:p>5.0565</text:p>
          </table:table-cell>
          <table:table-cell office:value-type="float" office:value="10.113" table:style-name="ce1">
            <text:p>10.113</text:p>
          </table:table-cell>
          <table:table-cell office:value-type="float" office:value="4.3142431524140499E-3" table:style-name="ce2">
            <text:p>0.004314243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0388000000000002" table:style-name="ce2">
            <text:p>2.0388</text:p>
          </table:table-cell>
          <table:table-cell office:value-type="float" office:value="2333.34309259259" table:style-name="ce1">
            <text:p>2333.343093</text:p>
          </table:table-cell>
          <table:table-cell office:value-type="float" office:value="49.887749999999997" table:style-name="ce1">
            <text:p>49.88775</text:p>
          </table:table-cell>
          <table:table-cell office:value-type="float" office:value="99.775499999999994" table:style-name="ce1">
            <text:p>99.7755</text:p>
          </table:table-cell>
          <table:table-cell office:value-type="float" office:value="4.2760749722896001E-2" table:style-name="ce2">
            <text:p>0.04276075</text:p>
          </table:table-cell>
          <table:table-cell office:value-type="float" office:value="2269.8577692307699" table:style-name="ce1">
            <text:p>2269.857769</text:p>
          </table:table-cell>
          <table:table-cell office:value-type="float" office:value="4.8923333333333296" table:style-name="ce1">
            <text:p>4.892333333</text:p>
          </table:table-cell>
          <table:table-cell office:value-type="float" office:value="9.78466666666667" table:style-name="ce1">
            <text:p>9.784666667</text:p>
          </table:table-cell>
          <table:table-cell office:value-type="float" office:value="4.3106959384431303E-3" table:style-name="ce2">
            <text:p>0.004310696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0350000000000001" table:style-name="ce2">
            <text:p>2.035</text:p>
          </table:table-cell>
          <table:table-cell office:value-type="float" office:value="2339.16804166667" table:style-name="ce1">
            <text:p>2339.168042</text:p>
          </table:table-cell>
          <table:table-cell office:value-type="float" office:value="49.871499999999997" table:style-name="ce1">
            <text:p>49.8715</text:p>
          </table:table-cell>
          <table:table-cell office:value-type="float" office:value="99.742999999999995" table:style-name="ce1">
            <text:p>99.743</text:p>
          </table:table-cell>
          <table:table-cell office:value-type="float" office:value="4.2640373937792297E-2" table:style-name="ce2">
            <text:p>0.042640374</text:p>
          </table:table-cell>
          <table:table-cell office:value-type="float" office:value="2142.1575238095202" table:style-name="ce1">
            <text:p>2142.157524</text:p>
          </table:table-cell>
          <table:table-cell office:value-type="float" office:value="4.8863333333333303" table:style-name="ce1">
            <text:p>4.886333333</text:p>
          </table:table-cell>
          <table:table-cell office:value-type="float" office:value="9.7726666666666695" table:style-name="ce1">
            <text:p>9.772666667</text:p>
          </table:table-cell>
          <table:table-cell office:value-type="float" office:value="4.5620672420426701E-3" table:style-name="ce2">
            <text:p>0.004562067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03715" table:style-name="ce2">
            <text:p>2.03715</text:p>
          </table:table-cell>
          <table:table-cell office:value-type="float" office:value="2323.0796956521699" table:style-name="ce1">
            <text:p>2323.079696</text:p>
          </table:table-cell>
          <table:table-cell office:value-type="float" office:value="49.924750000000003" table:style-name="ce1">
            <text:p>49.92475</text:p>
          </table:table-cell>
          <table:table-cell office:value-type="float" office:value="99.849500000000006" table:style-name="ce1">
            <text:p>99.8495</text:p>
          </table:table-cell>
          <table:table-cell office:value-type="float" office:value="4.2981521549551802E-2" table:style-name="ce2">
            <text:p>0.042981522</text:p>
          </table:table-cell>
          <table:table-cell office:value-type="float" office:value="2354.06428985507" table:style-name="ce1">
            <text:p>2354.06429</text:p>
          </table:table-cell>
          <table:table-cell office:value-type="float" office:value="5.0493333333333297" table:style-name="ce1">
            <text:p>5.049333333</text:p>
          </table:table-cell>
          <table:table-cell office:value-type="float" office:value="10.0986666666667" table:style-name="ce1">
            <text:p>10.09866667</text:p>
          </table:table-cell>
          <table:table-cell office:value-type="float" office:value="4.2898856714267504E-3" table:style-name="ce2">
            <text:p>0.004289886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0495199999999998" table:style-name="ce2">
            <text:p>2.04952</text:p>
          </table:table-cell>
          <table:table-cell office:value-type="float" office:value="2331.8375084745799" table:style-name="ce1">
            <text:p>2331.837508</text:p>
          </table:table-cell>
          <table:table-cell office:value-type="float" office:value="49.925249999999998" table:style-name="ce1">
            <text:p>49.92525</text:p>
          </table:table-cell>
          <table:table-cell office:value-type="float" office:value="99.850499999999997" table:style-name="ce1">
            <text:p>99.8505</text:p>
          </table:table-cell>
          <table:table-cell office:value-type="float" office:value="4.2820522286443299E-2" table:style-name="ce2">
            <text:p>0.042820522</text:p>
          </table:table-cell>
          <table:table-cell office:value-type="float" office:value="2252.51785897436" table:style-name="ce1">
            <text:p>2252.517859</text:p>
          </table:table-cell>
          <table:table-cell office:value-type="float" office:value="5.0425000000000004" table:style-name="ce1">
            <text:p>5.0425</text:p>
          </table:table-cell>
          <table:table-cell office:value-type="float" office:value="10.085000000000001" table:style-name="ce1">
            <text:p>10.085</text:p>
          </table:table-cell>
          <table:table-cell office:value-type="float" office:value="4.4772120051434399E-3" table:style-name="ce2">
            <text:p>0.004477212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0416500000000002" table:style-name="ce2">
            <text:p>2.04165</text:p>
          </table:table-cell>
          <table:table-cell office:value-type="float" office:value="2309.2582499999999" table:style-name="ce1">
            <text:p>2309.25825</text:p>
          </table:table-cell>
          <table:table-cell office:value-type="float" office:value="49.941000000000003" table:style-name="ce1">
            <text:p>49.941</text:p>
          </table:table-cell>
          <table:table-cell office:value-type="float" office:value="99.882000000000005" table:style-name="ce1">
            <text:p>99.882</text:p>
          </table:table-cell>
          <table:table-cell office:value-type="float" office:value="4.3252849697516499E-2" table:style-name="ce2">
            <text:p>0.04325285</text:p>
          </table:table-cell>
          <table:table-cell office:value-type="float" office:value="2132.9246478873201" table:style-name="ce1">
            <text:p>2132.924648</text:p>
          </table:table-cell>
          <table:table-cell office:value-type="float" office:value="4.8665000000000003" table:style-name="ce1">
            <text:p>4.8665</text:p>
          </table:table-cell>
          <table:table-cell office:value-type="float" office:value="9.7330000000000005" table:style-name="ce1">
            <text:p>9.733</text:p>
          </table:table-cell>
          <table:table-cell office:value-type="float" office:value="4.5632179316041901E-3" table:style-name="ce2">
            <text:p>0.004563218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0352999999999999" table:style-name="ce2">
            <text:p>2.0353</text:p>
          </table:table-cell>
          <table:table-cell office:value-type="float" office:value="2339.8953870967698" table:style-name="ce1">
            <text:p>2339.895387</text:p>
          </table:table-cell>
          <table:table-cell office:value-type="float" office:value="49.899250000000002" table:style-name="ce1">
            <text:p>49.89925</text:p>
          </table:table-cell>
          <table:table-cell office:value-type="float" office:value="99.798500000000004" table:style-name="ce1">
            <text:p>99.7985</text:p>
          </table:table-cell>
          <table:table-cell office:value-type="float" office:value="4.2650838388046501E-2" table:style-name="ce2">
            <text:p>0.042650838</text:p>
          </table:table-cell>
          <table:table-cell office:value-type="float" office:value="2296.12321276596" table:style-name="ce1">
            <text:p>2296.123213</text:p>
          </table:table-cell>
          <table:table-cell office:value-type="float" office:value="5.1413333333333302" table:style-name="ce1">
            <text:p>5.141333333</text:p>
          </table:table-cell>
          <table:table-cell office:value-type="float" office:value="10.282666666666699" table:style-name="ce1">
            <text:p>10.28266667</text:p>
          </table:table-cell>
          <table:table-cell office:value-type="float" office:value="4.4782730340851198E-3" table:style-name="ce2">
            <text:p>0.004478273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0330520000000001" table:style-name="ce2">
            <text:p>2.033052</text:p>
          </table:table-cell>
          <table:table-cell office:value-type="float" office:value="2350.7104666666701" table:style-name="ce1">
            <text:p>2350.710467</text:p>
          </table:table-cell>
          <table:table-cell office:value-type="float" office:value="50.27" table:style-name="ce1">
            <text:p>50.27</text:p>
          </table:table-cell>
          <table:table-cell office:value-type="float" office:value="100.54" table:style-name="ce1">
            <text:p>100.54</text:p>
          </table:table-cell>
          <table:table-cell office:value-type="float" office:value="4.27700482154941E-2" table:style-name="ce2">
            <text:p>0.042770048</text:p>
          </table:table-cell>
          <table:table-cell office:value-type="float" office:value="2304.95578048781" table:style-name="ce1">
            <text:p>2304.95578</text:p>
          </table:table-cell>
          <table:table-cell office:value-type="float" office:value="4.9908333333333301" table:style-name="ce1">
            <text:p>4.990833333</text:p>
          </table:table-cell>
          <table:table-cell office:value-type="float" office:value="9.9816666666666691" table:style-name="ce1">
            <text:p>9.981666667</text:p>
          </table:table-cell>
          <table:table-cell office:value-type="float" office:value="4.3305241476494704E-3" table:style-name="ce2">
            <text:p>0.004330524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0407000000000002" table:style-name="ce2">
            <text:p>2.0407</text:p>
          </table:table-cell>
          <table:table-cell office:value-type="float" office:value="2336.9242250000002" table:style-name="ce1">
            <text:p>2336.924225</text:p>
          </table:table-cell>
          <table:table-cell office:value-type="float" office:value="50.063249999999996" table:style-name="ce1">
            <text:p>50.06325</text:p>
          </table:table-cell>
          <table:table-cell office:value-type="float" office:value="100.12649999999999" table:style-name="ce1">
            <text:p>100.1265</text:p>
          </table:table-cell>
          <table:table-cell office:value-type="float" office:value="4.2845420030681598E-2" table:style-name="ce2">
            <text:p>0.04284542</text:p>
          </table:table-cell>
          <table:table-cell office:value-type="float" office:value="2195.6039545454501" table:style-name="ce1">
            <text:p>2195.603955</text:p>
          </table:table-cell>
          <table:table-cell office:value-type="float" office:value="4.9946666666666699" table:style-name="ce1">
            <text:p>4.994666667</text:p>
          </table:table-cell>
          <table:table-cell office:value-type="float" office:value="9.9893333333333292" table:style-name="ce1">
            <text:p>9.989333333</text:p>
          </table:table-cell>
          <table:table-cell office:value-type="float" office:value="4.5496972769851702E-3" table:style-name="ce2">
            <text:p>0.004549697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0381399999999998" table:style-name="ce2">
            <text:p>2.03814</text:p>
          </table:table-cell>
          <table:table-cell office:value-type="float" office:value="2335.58834146341" table:style-name="ce1">
            <text:p>2335.588341</text:p>
          </table:table-cell>
          <table:table-cell office:value-type="float" office:value="49.926250000000003" table:style-name="ce1">
            <text:p>49.92625</text:p>
          </table:table-cell>
          <table:table-cell office:value-type="float" office:value="99.852500000000006" table:style-name="ce1">
            <text:p>99.8525</text:p>
          </table:table-cell>
          <table:table-cell office:value-type="float" office:value="4.2752611077616201E-2" table:style-name="ce2">
            <text:p>0.042752611</text:p>
          </table:table-cell>
          <table:table-cell office:value-type="float" office:value="2306.2281176470601" table:style-name="ce1">
            <text:p>2306.228118</text:p>
          </table:table-cell>
          <table:table-cell office:value-type="float" office:value="5.1515000000000004" table:style-name="ce1">
            <text:p>5.1515</text:p>
          </table:table-cell>
          <table:table-cell office:value-type="float" office:value="10.303000000000001" table:style-name="ce1">
            <text:p>10.303</text:p>
          </table:table-cell>
          <table:table-cell office:value-type="float" office:value="4.4674678628546498E-3" table:style-name="ce2">
            <text:p>0.004467468</text:p>
          </table:table-cell>
          <table:table-cell table:number-columns-repeated="16374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0390999999999999" table:style-name="ce2">
            <text:p>2.0391</text:p>
          </table:table-cell>
          <table:table-cell office:value-type="float" office:value="2330.2530000000002" table:style-name="ce3">
            <text:p>2330.253</text:p>
          </table:table-cell>
          <table:table-cell office:value-type="float" office:value="50.012799999999999" table:style-name="ce3">
            <text:p>50.0128</text:p>
          </table:table-cell>
          <table:table-cell office:value-type="float" office:value="100.0256" table:formula="of:=2*[.D50]" table:style-name="ce2">
            <text:p>100.0256</text:p>
          </table:table-cell>
          <table:table-cell office:value-type="float" office:value="4.2924781128915998E-2" table:style-name="ce2">
            <text:p>0.042924781</text:p>
          </table:table-cell>
          <table:table-cell office:value-type="float" office:value="2215.6889999999999" table:style-name="ce3">
            <text:p>2215.689</text:p>
          </table:table-cell>
          <table:table-cell office:value-type="float" office:value="5.0223000000000004" table:style-name="ce3">
            <text:p>5.0223</text:p>
          </table:table-cell>
          <table:table-cell office:value-type="float" office:value="10.044600000000001" table:formula="of:=2*[.H50]" table:style-name="ce2">
            <text:p>10.0446</text:p>
          </table:table-cell>
          <table:table-cell office:value-type="float" office:value="4.5333979633423302E-3" table:style-name="ce2">
            <text:p>0.004533398</text:p>
          </table:table-cell>
          <table:table-cell table:number-columns-repeated="16374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0338699999999998" table:style-name="ce4">
            <text:p>2.03387</text:p>
          </table:table-cell>
          <table:table-cell office:value-type="float" office:value="2340.9450000000002" table:style-name="ce3">
            <text:p>2340.945</text:p>
          </table:table-cell>
          <table:table-cell office:value-type="float" office:value="49.965249999999997" table:style-name="ce1">
            <text:p>49.96525</text:p>
          </table:table-cell>
          <table:table-cell office:value-type="float" office:value="99.930499999999995" table:style-name="ce1">
            <text:p>99.9305</text:p>
          </table:table-cell>
          <table:table-cell office:value-type="float" office:value="4.2688102454350701E-2" table:style-name="ce2">
            <text:p>0.042688102</text:p>
          </table:table-cell>
          <table:table-cell office:value-type="float" office:value="2341.8027999999999" table:style-name="ce3">
            <text:p>2341.8028</text:p>
          </table:table-cell>
          <table:table-cell office:value-type="float" office:value="5.0279699999999998" table:style-name="ce1">
            <text:p>5.02797</text:p>
          </table:table-cell>
          <table:table-cell office:value-type="float" office:value="10.05594" table:style-name="ce1">
            <text:p>10.05594</text:p>
          </table:table-cell>
          <table:table-cell office:value-type="float" office:value="4.2941019628125804E-3" table:style-name="ce2">
            <text:p>0.004294102</text:p>
          </table:table-cell>
          <table:table-cell table:number-columns-repeated="16374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0347300000000001" table:style-name="ce4">
            <text:p>2.03473</text:p>
          </table:table-cell>
          <table:table-cell office:value-type="float" office:value="2344.7354999999998" table:style-name="ce3">
            <text:p>2344.7355</text:p>
          </table:table-cell>
          <table:table-cell office:value-type="float" office:value="50.005699999999997" table:style-name="ce1">
            <text:p>50.0057</text:p>
          </table:table-cell>
          <table:table-cell office:value-type="float" office:value="100.01139999999999" table:style-name="ce1">
            <text:p>100.0114</text:p>
          </table:table-cell>
          <table:table-cell office:value-type="float" office:value="4.2653595682754002E-2" table:style-name="ce2">
            <text:p>0.042653596</text:p>
          </table:table-cell>
          <table:table-cell office:value-type="float" office:value="2196.9549999999999" table:style-name="ce3">
            <text:p>2196.955</text:p>
          </table:table-cell>
          <table:table-cell office:value-type="float" office:value="4.9332000000000003" table:style-name="ce1">
            <text:p>4.9332</text:p>
          </table:table-cell>
          <table:table-cell office:value-type="float" office:value="9.8664000000000005" table:style-name="ce1">
            <text:p>9.8664</text:p>
          </table:table-cell>
          <table:table-cell office:value-type="float" office:value="4.4909431463093204E-3" table:style-name="ce2">
            <text:p>0.004490943</text:p>
          </table:table-cell>
          <table:table-cell table:number-columns-repeated="16374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0386299999999999" table:style-name="ce4">
            <text:p>2.03863</text:p>
          </table:table-cell>
          <table:table-cell office:value-type="float" office:value="2324.6187599999998" table:style-name="ce3">
            <text:p>2324.61876</text:p>
          </table:table-cell>
          <table:table-cell office:value-type="float" office:value="49.903700000000001" table:style-name="ce1">
            <text:p>49.9037</text:p>
          </table:table-cell>
          <table:table-cell office:value-type="float" office:value="99.807400000000001" table:style-name="ce1">
            <text:p>99.8074</text:p>
          </table:table-cell>
          <table:table-cell office:value-type="float" office:value="4.2934954202985098E-2" table:style-name="ce2">
            <text:p>0.042934954</text:p>
          </table:table-cell>
          <table:table-cell office:value-type="float" office:value="2340.9189999999999" table:style-name="ce3">
            <text:p>2340.919</text:p>
          </table:table-cell>
          <table:table-cell office:value-type="float" office:value="5.0544000000000002" table:style-name="ce1">
            <text:p>5.0544</text:p>
          </table:table-cell>
          <table:table-cell office:value-type="float" office:value="10.1088" table:style-name="ce1">
            <text:p>10.1088</text:p>
          </table:table-cell>
          <table:table-cell office:value-type="float" office:value="4.3183040506741197E-3" table:style-name="ce2">
            <text:p>0.004318304</text:p>
          </table:table-cell>
          <table:table-cell table:number-columns-repeated="16374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0326900000000001" table:style-name="ce2">
            <text:p>2.03269</text:p>
          </table:table-cell>
          <table:table-cell office:value-type="float" office:value="2336.46218" table:style-name="ce3">
            <text:p>2336.46218</text:p>
          </table:table-cell>
          <table:table-cell office:value-type="float" office:value="49.99" table:style-name="ce1">
            <text:p>49.99</text:p>
          </table:table-cell>
          <table:table-cell office:value-type="float" office:value="99.98" table:style-name="ce1">
            <text:p>99.98</text:p>
          </table:table-cell>
          <table:table-cell office:value-type="float" office:value="4.2791191253093601E-2" table:style-name="ce2">
            <text:p>0.042791191</text:p>
          </table:table-cell>
          <table:table-cell office:value-type="float" office:value="2322.0698699999998" table:style-name="ce3">
            <text:p>2322.06987</text:p>
          </table:table-cell>
          <table:table-cell office:value-type="float" office:value="4.9885700000000002" table:style-name="ce1">
            <text:p>4.98857</text:p>
          </table:table-cell>
          <table:table-cell office:value-type="float" office:value="9.9771400000000003" table:style-name="ce1">
            <text:p>9.97714</text:p>
          </table:table-cell>
          <table:table-cell office:value-type="float" office:value="4.2966579640430899E-3" table:style-name="ce2">
            <text:p>0.004296658</text:p>
          </table:table-cell>
          <table:table-cell table:number-columns-repeated="16374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0331999999999999" table:style-name="ce2">
            <text:p>2.0332</text:p>
          </table:table-cell>
          <table:table-cell office:value-type="float" office:value="2325.8873600000002" table:style-name="ce3">
            <text:p>2325.88736</text:p>
          </table:table-cell>
          <table:table-cell office:value-type="float" office:value="49.8215" table:style-name="ce1">
            <text:p>49.8215</text:p>
          </table:table-cell>
          <table:table-cell office:value-type="float" office:value="99.643000000000001" table:style-name="ce1">
            <text:p>99.643</text:p>
          </table:table-cell>
          <table:table-cell office:value-type="float" office:value="4.2840853651657497E-2" table:style-name="ce2">
            <text:p>0.042840854</text:p>
          </table:table-cell>
          <table:table-cell office:value-type="float" office:value="2281.387639" table:style-name="ce3">
            <text:p>2281.387639</text:p>
          </table:table-cell>
          <table:table-cell office:value-type="float" office:value="4.8978000000000002" table:style-name="ce1">
            <text:p>4.8978</text:p>
          </table:table-cell>
          <table:table-cell office:value-type="float" office:value="9.7956000000000003" table:style-name="ce1">
            <text:p>9.7956</text:p>
          </table:table-cell>
          <table:table-cell office:value-type="float" office:value="4.2937025837019504E-3" table:style-name="ce2">
            <text:p>0.004293703</text:p>
          </table:table-cell>
          <table:table-cell table:number-columns-repeated="16374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0398999999999998" table:style-name="ce2">
            <text:p>2.0399</text:p>
          </table:table-cell>
          <table:table-cell office:value-type="float" office:value="2324.8892000000001" table:style-name="ce3">
            <text:p>2324.8892</text:p>
          </table:table-cell>
          <table:table-cell office:value-type="float" office:value="49.8399" table:style-name="ce1">
            <text:p>49.8399</text:p>
          </table:table-cell>
          <table:table-cell office:value-type="float" office:value="99.6798" table:style-name="ce1">
            <text:p>99.6798</text:p>
          </table:table-cell>
          <table:table-cell office:value-type="float" office:value="4.2875075508974798E-2" table:style-name="ce2">
            <text:p>0.042875076</text:p>
          </table:table-cell>
          <table:table-cell office:value-type="float" office:value="2335.9389999999999" table:style-name="ce3">
            <text:p>2335.939</text:p>
          </table:table-cell>
          <table:table-cell office:value-type="float" office:value="5.0364699999999996" table:style-name="ce1">
            <text:p>5.03647</text:p>
          </table:table-cell>
          <table:table-cell office:value-type="float" office:value="10.072939999999999" table:style-name="ce1">
            <text:p>10.07294</text:p>
          </table:table-cell>
          <table:table-cell office:value-type="float" office:value="4.3121588363394803E-3" table:style-name="ce2">
            <text:p>0.004312159</text:p>
          </table:table-cell>
          <table:table-cell table:number-columns-repeated="16374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04115" table:style-name="ce2">
            <text:p>2.04115</text:p>
          </table:table-cell>
          <table:table-cell office:value-type="float" office:value="2335.8971999999999" table:style-name="ce3">
            <text:p>2335.8972</text:p>
          </table:table-cell>
          <table:table-cell office:value-type="float" office:value="49.884" table:style-name="ce1">
            <text:p>49.884</text:p>
          </table:table-cell>
          <table:table-cell office:value-type="float" office:value="99.768000000000001" table:style-name="ce1">
            <text:p>99.768</text:p>
          </table:table-cell>
          <table:table-cell office:value-type="float" office:value="4.2710783676610402E-2" table:style-name="ce2">
            <text:p>0.042710784</text:p>
          </table:table-cell>
          <table:table-cell office:value-type="float" office:value="2267.211957" table:style-name="ce3">
            <text:p>2267.211957</text:p>
          </table:table-cell>
          <table:table-cell office:value-type="float" office:value="5.1097999999999999" table:style-name="ce1">
            <text:p>5.1098</text:p>
          </table:table-cell>
          <table:table-cell office:value-type="float" office:value="10.2196" table:style-name="ce1">
            <text:p>10.2196</text:p>
          </table:table-cell>
          <table:table-cell office:value-type="float" office:value="4.50756267778452E-3" table:style-name="ce2">
            <text:p>0.004507563</text:p>
          </table:table-cell>
          <table:table-cell table:number-columns-repeated="16374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0323380000000002" table:style-name="ce2">
            <text:p>2.032338</text:p>
          </table:table-cell>
          <table:table-cell office:value-type="float" office:value="2342.2217999999998" table:style-name="ce3">
            <text:p>2342.2218</text:p>
          </table:table-cell>
          <table:table-cell office:value-type="float" office:value="49.913499999999999" table:style-name="ce1">
            <text:p>49.9135</text:p>
          </table:table-cell>
          <table:table-cell office:value-type="float" office:value="99.826999999999998" table:style-name="ce1">
            <text:p>99.827</text:p>
          </table:table-cell>
          <table:table-cell office:value-type="float" office:value="4.2620643356662498E-2" table:style-name="ce2">
            <text:p>0.042620643</text:p>
          </table:table-cell>
          <table:table-cell office:value-type="float" office:value="2254.9232999999999" table:style-name="ce3">
            <text:p>2254.9233</text:p>
          </table:table-cell>
          <table:table-cell office:value-type="float" office:value="5.0301499999999999" table:style-name="ce1">
            <text:p>5.03015</text:p>
          </table:table-cell>
          <table:table-cell office:value-type="float" office:value="10.0603" table:style-name="ce1">
            <text:p>10.0603</text:p>
          </table:table-cell>
          <table:table-cell office:value-type="float" office:value="4.4614821266869701E-3" table:style-name="ce2">
            <text:p>0.004461482</text:p>
          </table:table-cell>
          <table:table-cell table:number-columns-repeated="16374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0363000000000002" table:style-name="ce2">
            <text:p>2.0363</text:p>
          </table:table-cell>
          <table:table-cell office:value-type="float" office:value="2330.8510508474601" table:style-name="ce1">
            <text:p>2330.851051</text:p>
          </table:table-cell>
          <table:table-cell office:value-type="float" office:value="50.024250000000002" table:style-name="ce1">
            <text:p>50.02425</text:p>
          </table:table-cell>
          <table:table-cell office:value-type="float" office:value="100.0485" table:style-name="ce1">
            <text:p>100.0485</text:p>
          </table:table-cell>
          <table:table-cell office:value-type="float" office:value="4.29235922062133E-2" table:style-name="ce2">
            <text:p>0.042923592</text:p>
          </table:table-cell>
          <table:table-cell office:value-type="float" office:value="2170.9776164383602" table:style-name="ce1">
            <text:p>2170.977616</text:p>
          </table:table-cell>
          <table:table-cell office:value-type="float" office:value="4.94316666666667" table:style-name="ce1">
            <text:p>4.943166667</text:p>
          </table:table-cell>
          <table:table-cell office:value-type="float" office:value="9.8863333333333294" table:style-name="ce1">
            <text:p>9.886333333</text:p>
          </table:table-cell>
          <table:table-cell office:value-type="float" office:value="4.5538623975094504E-3" table:style-name="ce2">
            <text:p>0.004553862</text:p>
          </table:table-cell>
          <table:table-cell table:number-columns-repeated="16374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0324" table:style-name="ce4">
            <text:p>2.0324</text:p>
          </table:table-cell>
          <table:table-cell office:value-type="float" office:value="2346.4029999999998" table:style-name="ce3">
            <text:p>2346.403</text:p>
          </table:table-cell>
          <table:table-cell office:value-type="float" office:value="49.941800000000001" table:style-name="ce1">
            <text:p>49.9418</text:p>
          </table:table-cell>
          <table:table-cell office:value-type="float" office:value="99.883600000000001" table:style-name="ce1">
            <text:p>99.8836</text:p>
          </table:table-cell>
          <table:table-cell office:value-type="float" office:value="4.25688170361187E-2" table:style-name="ce2">
            <text:p>0.042568817</text:p>
          </table:table-cell>
          <table:table-cell office:value-type="float" office:value="2262.0147999999999" table:style-name="ce3">
            <text:p>2262.0148</text:p>
          </table:table-cell>
          <table:table-cell office:value-type="float" office:value="4.8625999999999996" table:style-name="ce1">
            <text:p>4.8626</text:p>
          </table:table-cell>
          <table:table-cell office:value-type="float" office:value="9.7251999999999992" table:style-name="ce1">
            <text:p>9.7252</text:p>
          </table:table-cell>
          <table:table-cell office:value-type="float" office:value="4.2993529485306596E-3" table:style-name="ce2">
            <text:p>0.004299353</text:p>
          </table:table-cell>
          <table:table-cell table:number-columns-repeated="16374" table:style-name="ce1"/>
        </table:table-row>
        <table:table-row table:style-name="ro1">
          <table:table-cell office:value-type="float" office:value="115" table:style-name="ce5">
            <text:p>115</text:p>
          </table:table-cell>
          <table:table-cell office:value-type="float" office:value="2.0345" table:style-name="ce4">
            <text:p>2.0345</text:p>
          </table:table-cell>
          <table:table-cell office:value-type="float" office:value="2343.8527252747199" table:style-name="ce1">
            <text:p>2343.852725</text:p>
          </table:table-cell>
          <table:table-cell office:value-type="float" office:value="49.982250000000001" table:style-name="ce1">
            <text:p>49.98225</text:p>
          </table:table-cell>
          <table:table-cell office:value-type="float" office:value="99.964500000000001" table:style-name="ce1">
            <text:p>99.9645</text:p>
          </table:table-cell>
          <table:table-cell office:value-type="float" office:value="4.2649650689244201E-2" table:style-name="ce2">
            <text:p>0.042649651</text:p>
          </table:table-cell>
          <table:table-cell office:value-type="float" office:value="2202.1545123966898" table:style-name="ce1">
            <text:p>2202.154512</text:p>
          </table:table-cell>
          <table:table-cell office:value-type="float" office:value="4.9461666666666702" table:style-name="ce1">
            <text:p>4.946166667</text:p>
          </table:table-cell>
          <table:table-cell office:value-type="float" office:value="9.8923333333333296" table:style-name="ce1">
            <text:p>9.892333333</text:p>
          </table:table-cell>
          <table:table-cell office:value-type="float" office:value="4.4921159154118996E-3" table:style-name="ce2">
            <text:p>0.004492116</text:p>
          </table:table-cell>
          <table:table-cell office:value-type="string" table:style-name="ce1">
            <text:p>RESERVE</text:p>
          </table:table-cell>
          <table:table-cell table:number-columns-repeated="16373"/>
        </table:table-row>
        <table:table-row table:style-name="ro1">
          <table:table-cell office:value-type="float" office:value="116" table:style-name="ce5">
            <text:p>116</text:p>
          </table:table-cell>
          <table:table-cell office:value-type="float" office:value="2.0335999999999999" table:style-name="ce4">
            <text:p>2.0336</text:p>
          </table:table-cell>
          <table:table-cell office:value-type="float" office:value="2341.46536986301" table:style-name="ce1">
            <text:p>2341.46537</text:p>
          </table:table-cell>
          <table:table-cell office:value-type="float" office:value="49.938249999999996" table:style-name="ce1">
            <text:p>49.93825</text:p>
          </table:table-cell>
          <table:table-cell office:value-type="float" office:value="99.876499999999993" table:style-name="ce1">
            <text:p>99.8765</text:p>
          </table:table-cell>
          <table:table-cell office:value-type="float" office:value="4.2655552922332203E-2" table:style-name="ce2">
            <text:p>0.042655553</text:p>
          </table:table-cell>
          <table:table-cell office:value-type="float" office:value="2326.18489221557" table:style-name="ce1">
            <text:p>2326.184892</text:p>
          </table:table-cell>
          <table:table-cell office:value-type="float" office:value="4.9921666666666704" table:style-name="ce1">
            <text:p>4.992166667</text:p>
          </table:table-cell>
          <table:table-cell office:value-type="float" office:value="9.9843333333333302" table:style-name="ce1">
            <text:p>9.984333333</text:p>
          </table:table-cell>
          <table:table-cell office:value-type="float" office:value="4.2921495048589102E-3" table:style-name="ce2">
            <text:p>0.00429215</text:p>
          </table:table-cell>
          <table:table-cell office:value-type="string" table:style-name="ce1">
            <text:p>RESERVE</text:p>
          </table:table-cell>
          <table:table-cell table:number-columns-repeated="16373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3"/>
          <table:table-cell table:number-columns-repeated="2" table:style-name="ce2"/>
          <table:table-cell table:number-columns-repeated="16374" table:style-name="ce1"/>
        </table:table-row>
        <table:table-row table:style-name="ro2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table:style-name="ce2"/>
          <table:table-cell table:number-columns-repeated="3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74"/>
        </table:table-row>
        <table:table-row table:number-rows-repeated="15" table:style-name="ro2">
          <table:table-cell table:style-name="ce5"/>
          <table:table-cell table:number-columns-repeated="16383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style-name="ce2"/>
          <table:table-cell table:number-columns-repeated="16377"/>
        </table:table-row>
        <table:table-row table:number-rows-repeated="9" table:style-name="ro2">
          <table:table-cell table:style-name="ce5"/>
          <table:table-cell table:number-columns-repeated="16383" table:style-name="ce1"/>
        </table:table-row>
        <table:table-row table:number-rows-repeated="38" table:style-name="ro2">
          <table:table-cell table:style-name="ce5"/>
          <table:table-cell table:number-columns-repeated="16383"/>
        </table:table-row>
        <table:table-row table:number-rows-repeated="10484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Supercaps</dc:creator>
    <meta:creation-date>2018-10-03T13:20:24Z</meta:creation-date>
    <dc:date>2019-08-21T10:05:05Z</dc:date>
    <meta:editing-cycles>155</meta:editing-cycles>
    <meta:editing-duration>PT346940S</meta:editing-duration>
  </office:meta>
</office:document-meta>
</file>